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1.397cm" svg:x="0.238cm" svg:y="0.709cm">
          <text:p text:style-name="P1"><text:span text:style-name="T1">Process 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1.397cm" svg:x="10.755cm" svg:y="0.709cm">
          <text:p text:style-name="P1"><text:span text:style-name="T1">Process 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1.397cm" svg:x="5.51cm" svg:y="0.709cm">
          <text:p text:style-name="P1"><text:span text:style-name="T1">Data 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1.397cm" svg:x="16.009cm" svg:y="0.708cm">
          <text:p text:style-name="P1"><text:span text:style-name="T1">Data 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1.397cm" svg:x="21.247cm" svg:y="0.708cm">
          <text:p text:style-name="P1"><text:span text:style-name="T1">Process Objec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445cm" svg:y1="1.67cm" svg:x2="3.667cm" svg:y2="1.67cm">
          <text:p/>
        </draw:line>
        <draw:line draw:style-name="gr3" draw:text-style-name="P1" draw:layer="layout" svg:x1="10.745cm" svg:y1="1.052cm" svg:x2="8.967cm" svg:y2="1.052cm">
          <text:p/>
        </draw:line>
        <draw:line draw:style-name="gr3" draw:text-style-name="P1" draw:layer="layout" svg:x1="15.986cm" svg:y1="1.67cm" svg:x2="14.208cm" svg:y2="1.67cm">
          <text:p/>
        </draw:line>
        <draw:line draw:style-name="gr3" draw:text-style-name="P1" draw:layer="layout" svg:x1="21.245cm" svg:y1="1.052cm" svg:x2="19.467cm" svg:y2="1.052cm">
          <text:p/>
        </draw:line>
        <draw:line draw:style-name="gr3" draw:text-style-name="P1" draw:layer="layout" svg:x1="3.667cm" svg:y1="1.052cm" svg:x2="5.445cm" svg:y2="1.052cm">
          <text:p/>
        </draw:line>
        <draw:line draw:style-name="gr3" draw:text-style-name="P1" draw:layer="layout" svg:x1="14.208cm" svg:y1="1.052cm" svg:x2="15.986cm" svg:y2="1.052cm">
          <text:p/>
        </draw:line>
        <draw:frame draw:style-name="gr4" draw:text-style-name="P3" draw:layer="layout" svg:width="1.905cm" svg:height="0.885cm" svg:x="3.54cm" svg:y="-0.106cm">
          <draw:text-box>
            <text:p text:style-name="P3"><text:span text:style-name="T1">Output</text:span></text:p>
          </draw:text-box>
        </draw:frame>
        <draw:frame draw:style-name="gr4" draw:text-style-name="P3" draw:layer="layout" svg:width="1.905cm" svg:height="0.885cm" svg:x="14.208cm" svg:y="-0.106cm">
          <draw:text-box>
            <text:p text:style-name="P3"><text:span text:style-name="T1">Output</text:span></text:p>
          </draw:text-box>
        </draw:frame>
        <draw:frame draw:style-name="gr4" draw:text-style-name="P3" draw:layer="layout" svg:width="1.905cm" svg:height="0.885cm" svg:x="9.001cm" svg:y="-0.106cm">
          <draw:text-box>
            <text:p text:style-name="P3"><text:span text:style-name="T1">Input</text:span></text:p>
          </draw:text-box>
        </draw:frame>
        <draw:frame draw:style-name="gr4" draw:text-style-name="P3" draw:layer="layout" svg:width="1.905cm" svg:height="0.885cm" svg:x="19.415cm" svg:y="-0.106cm">
          <draw:text-box>
            <text:p text:style-name="P3"><text:span text:style-name="T1">Input</text:span></text:p>
          </draw:text-box>
        </draw:frame>
        <draw:frame draw:style-name="gr4" draw:text-style-name="P3" draw:layer="layout" svg:width="1.905cm" svg:height="0.885cm" svg:x="3.667cm" svg:y="1.992cm">
          <draw:text-box>
            <text:p text:style-name="P3"><text:span text:style-name="T1">Parent</text:span></text:p>
          </draw:text-box>
        </draw:frame>
        <draw:frame draw:style-name="gr4" draw:text-style-name="P3" draw:layer="layout" svg:width="1.905cm" svg:height="0.885cm" svg:x="14.208cm" svg:y="1.992cm">
          <draw:text-box>
            <text:p text:style-name="P3"><text:span text:style-name="T1">Par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Smistad</meta:initial-creator>
    <meta:creation-date>2014-04-01T17:10:23</meta:creation-date>
    <dc:date>2014-04-01T17:27:58</dc:date>
    <dc:creator>Erik Smistad</dc:creator>
    <meta:editing-duration>PT1M34S</meta:editing-duration>
    <meta:editing-cycles>2</meta:editing-cycles>
    <meta:generator>LibreOffice/3.5$Linux_X86_64 LibreOffice_project/350m1$Build-2</meta:generator>
    <meta:document-statistic meta:object-count="17"/>
  </office:meta>
</office:document-meta>
</file>